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sImpl.fourArgumentVarArgsMethod( final int valueOne , final String valueTwo , final int valueThree , final String ... valueF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Long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boolean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intArgumentMetho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floatObjec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bjectReturningMethod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loa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iMethods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Collection &lt; ?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iveArgumentVarArgsMethod( final int valueOne , final String valueTwo , final int valueThree , final String valueFour , final String ... valueF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in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Byte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String one , String [ ] 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collectionArgMethod( Collection &lt; String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bjectReturningMethod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hor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mixedVarargsReturningObjectArray( Object i , String ...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array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th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verloadedMethodWithDifferentClassNameArguments( Integer i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can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List( List &lt; Stri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in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hrowsIOException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Collection( Collection &lt; String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char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double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methodWithVarargAndNonVarargVariants( String ...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genericToString( 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verloadedMethodWithSameClassNameArguments( java . sql . Date javaDat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oneArray( lo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polyVararg( final BaseType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Doubl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booleanObjec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Character( Charact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hrowsError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String one , Integer two , Integer three , Integer four , Integer five , Integer s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varargsbyte( byte ...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boolean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etArgMethod( Set &lt; String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longObjec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verloadedMethodWithSameClassNameArguments( Date date , String string , java . sql . Date java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varargsObject( int i , Object ...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verloadedMethodWithSameClassNameArguments( java . sql . Date javaDate , String string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byteObjec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doubl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oIntPrimitive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intArgumentReturningI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urArgumentMethod( int valueOne , String valueTwo , String valueThree , boolean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charObjec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methodWithVarargAndNonVarargVariants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differentMethod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voi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simpleMethod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longArg( long long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long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mixedVarargs( Object i , String ...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forBoolea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varargs( String ...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integer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arrayVarargsMethod( final String [ ] ... arrayVa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Map( Map &lt; String , String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Float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hashCod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mixedVarargsReturningStringArray( Object i , String ...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equal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verloadedMethodWithDifferentClassNameArguments( String string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mixedVarargsReturningString( Object i , String ...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Integer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hortObjec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hreeArgumentVarArgsMethod( final int valueOne , final String valueTwo , final String ... valueTh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iterableArgMethod( Iterable &lt; String &gt; it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void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Charact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floa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bjectArgMethod( Object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varargs( Object ...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char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arrayMethod( String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forIterable( Iterable &lt; String &gt; it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oIntWrappe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hreeArgumentMethodWithStrings( int valueOne , String valueTwo , String valueTh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byte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tring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varargsReturningString( Object ...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verloadedMethodWithSameClassNameArguments( Date date , java . sql . Date java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sixArgumentVarArgsMethod( final int valueOne , final String valueTwo , final int valueThree , final String valueFour , final String valueFive , final String ... valueS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String argOne , Integer arg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Short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g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oString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byt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simpleMethod( String one , Integer two , Integer three , Integer four , Integer f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forSet( Set &lt; String &gt; any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listReturningMethod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doubleObjec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oneArray( shor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woArgumentMethod( int one , int 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sImpl.threeArgumentMethod( int valueOne , Object valueTwo , String valueTh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linkedListReturn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hrowsNothin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listArgMethod( List &lt; Stri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differen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toIntWrapperVarArgs( final int i , final Object ... va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mpl.varargsString( int i , String ...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